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f0a8" officeooo:paragraph-rsid="0016f0a8"/>
    </style:style>
    <style:style style:name="P2" style:family="paragraph" style:parent-style-name="Standard">
      <style:text-properties officeooo:rsid="0017dced" officeooo:paragraph-rsid="0017dced"/>
    </style:style>
    <style:style style:name="P3" style:family="paragraph" style:parent-style-name="Standard">
      <style:text-properties officeooo:rsid="001bb29e" officeooo:paragraph-rsid="001bb29e"/>
    </style:style>
    <style:style style:name="P4" style:family="paragraph" style:parent-style-name="Standard">
      <style:text-properties officeooo:rsid="00238a97" officeooo:paragraph-rsid="002b01c8"/>
    </style:style>
    <style:style style:name="P5" style:family="paragraph" style:parent-style-name="Standard">
      <style:text-properties officeooo:rsid="00238a97" officeooo:paragraph-rsid="003581e9"/>
    </style:style>
    <style:style style:name="P6" style:family="paragraph" style:parent-style-name="Standard">
      <style:text-properties officeooo:rsid="002efbf3" officeooo:paragraph-rsid="002efbf3"/>
    </style:style>
    <style:style style:name="P7" style:family="paragraph" style:parent-style-name="Standard">
      <style:text-properties officeooo:rsid="003581e9" officeooo:paragraph-rsid="003581e9"/>
    </style:style>
    <style:style style:name="P8" style:family="paragraph" style:parent-style-name="Standard">
      <style:text-properties officeooo:rsid="00399025" officeooo:paragraph-rsid="00399025"/>
    </style:style>
    <style:style style:name="P9" style:family="paragraph" style:parent-style-name="Standard">
      <style:text-properties officeooo:rsid="00247c36" officeooo:paragraph-rsid="003581e9"/>
    </style:style>
    <style:style style:name="P10" style:family="paragraph" style:parent-style-name="Standard">
      <style:text-properties officeooo:rsid="0046a654" officeooo:paragraph-rsid="0016f0a8"/>
    </style:style>
    <style:style style:name="P11" style:family="paragraph" style:parent-style-name="Standard">
      <style:text-properties officeooo:rsid="0046a654" officeooo:paragraph-rsid="0046a654"/>
    </style:style>
    <style:style style:name="P12" style:family="paragraph" style:parent-style-name="Standard">
      <style:text-properties officeooo:rsid="0048826d" officeooo:paragraph-rsid="0046a654"/>
    </style:style>
    <style:style style:name="P13" style:family="paragraph" style:parent-style-name="Standard">
      <style:text-properties officeooo:rsid="0048826d" officeooo:paragraph-rsid="004cd50e"/>
    </style:style>
    <style:style style:name="P14" style:family="paragraph" style:parent-style-name="Standard">
      <style:text-properties officeooo:rsid="004cd50e" officeooo:paragraph-rsid="004cd50e"/>
    </style:style>
    <style:style style:name="P15" style:family="paragraph" style:parent-style-name="Standard">
      <style:text-properties officeooo:rsid="00558ca8" officeooo:paragraph-rsid="00558ca8"/>
    </style:style>
    <style:style style:name="P16" style:family="paragraph" style:parent-style-name="Text_20_body">
      <style:text-properties officeooo:rsid="005e85f6" officeooo:paragraph-rsid="005e85f6"/>
    </style:style>
    <style:style style:name="P17" style:family="paragraph" style:parent-style-name="Standard">
      <style:text-properties officeooo:rsid="004cd50e" officeooo:paragraph-rsid="004cd50e"/>
    </style:style>
    <style:style style:name="T1" style:family="text">
      <style:text-properties officeooo:rsid="00179baa"/>
    </style:style>
    <style:style style:name="T2" style:family="text">
      <style:text-properties officeooo:rsid="00179eb6"/>
    </style:style>
    <style:style style:name="T3" style:family="text">
      <style:text-properties officeooo:rsid="00182b55"/>
    </style:style>
    <style:style style:name="T4" style:family="text">
      <style:text-properties officeooo:rsid="00247c36"/>
    </style:style>
    <style:style style:name="T5" style:family="text">
      <style:text-properties officeooo:rsid="002d2231"/>
    </style:style>
    <style:style style:name="T6" style:family="text">
      <style:text-properties officeooo:rsid="002fddfe"/>
    </style:style>
    <style:style style:name="T7" style:family="text">
      <style:text-properties officeooo:rsid="00361a61"/>
    </style:style>
    <style:style style:name="T8" style:family="text">
      <style:text-properties officeooo:rsid="003ac315"/>
    </style:style>
    <style:style style:name="T9" style:family="text">
      <style:text-properties officeooo:rsid="003cc5ed"/>
    </style:style>
    <style:style style:name="T10" style:family="text">
      <style:text-properties officeooo:rsid="003e5b81"/>
    </style:style>
    <style:style style:name="T11" style:family="text">
      <style:text-properties officeooo:rsid="003fbaa8"/>
    </style:style>
    <style:style style:name="T12" style:family="text">
      <style:text-properties officeooo:rsid="0043f6a8"/>
    </style:style>
    <style:style style:name="T13" style:family="text">
      <style:text-properties officeooo:rsid="004758a1"/>
    </style:style>
    <style:style style:name="T14" style:family="text">
      <style:text-properties officeooo:rsid="004a0349"/>
    </style:style>
    <style:style style:name="T15" style:family="text">
      <style:text-properties officeooo:rsid="00581f55"/>
    </style:style>
    <style:style style:name="T16" style:family="text">
      <style:text-properties officeooo:rsid="005e85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 diesem Kapitel geht es darum, die in der Design-Phase genannten Änderungen praktisch umzusetzen. Dazu gehört die einzelnen Schritte und die dabei aufgetretenen Probleme zu erläutern. Dabei wird zuerst auf die Benchmark-Werkzeuge und anschließend auf den <text:span text:style-name="T1">Anwendungsfall </text:span>eingegan<text:span text:style-name="T2">g</text:span>en.</text:p>
      <text:p text:style-name="P1"/>
      <text:h text:style-name="Heading_20_2" text:outline-level="2">Ausführung und Vergleich der Benchmark-<text:span text:style-name="T12">W</text:span>erkzeuge</text:h>
      <text:p text:style-name="P10"/>
      <text:p text:style-name="P11">Die einzelnen Benchmark-Werkzeuge und die NoSql-Systeme lassen sich nur schwer miteinander Vergleichen, da die einzelnen Systeme sehr unterschiedliche Funktionen bereitstellen und auch für unterschiedliche Einsatzzwecke entwickelt wurden. <text:span text:style-name="T13">So wird Memcached meist als reiner Datencache für komplette Webseiten oder von Teilwebseiten benutzt. Während dessen ist Voldemort eher ein Datenspeicher wie Amazons DynamoDB, Amazons S3 oder MongoDB. Dies zeigt sich daran, dass es in Memcached und Redis sehr einfach ist einen bestehenden Schlüssel mit einem neuen Wert abzuspeichern. Bei Voldemort ist dies nicht einfach möglich, da bei Voldemort die einzelnen Services bzw. Server nicht unabhängig sind. Wie auch schon in den theoretischen Grundlagen genannt wurde. In der Regel werden in einem Cluster mehrere Versionen zu einem Schlüssel vorhanden sein. Einige Server haben noch die alte Version, während andere Server schon die aktuellste Version haben. </text:span></text:p>
      <text:p text:style-name="P12"/>
      <text:p text:style-name="P13">Auch spielen die unterschiedlichen Datenspeicher eine <text:span text:style-name="T14">Rolle. Redis ist als einziges System in der Lage Listen, Mengen direkt zu speichern und zu manipulieren. Die anderen Systeme müssen den Umweg über Transformationen gehen. Also zum Beispiel die zu speichernden Werte in JSON umwandeln und diesen dann abspeichern. Deshalb haben die einzelnen Bechmark-Werkzeuge auch unterschiedliche Test-Methoden.</text:span></text:p>
      <text:p text:style-name="P14"/>
      <text:p text:style-name="P15">Ein weiteres Problem sind die verschiedenen Einstellungsmöglichkeiten der verschiedenen Tools. Die Werkzeuge Redis und Memcached erlauben eine Vielzahl an Einstellungen vorzunehmen, wie Anzahl der Clients und Requests, Anzahl der Datengröße. Dies ist bei Voldemort nicht möglich. Dort lässt sich nur die Anzahl der Thread<text:span text:style-name="T15">s</text:span>, welche die Clients darstellen, ändern. </text:p>
      <text:p text:style-name="P14"><text:s/></text:p>
      <text:h text:style-name="Heading_20_3" text:outline-level="3">Realisierung des Benchmark-<text:span text:style-name="T16">W</text:span>erkzeuges</text:h>
      <text:p text:style-name="Standard"/>
      <text:p text:style-name="P16">Das Benchmark-Werkzeug wurde als C-Anwendung realisiert. Dabei wurde für die Kommandozeile, die Bibliothek gengetops benutzt, welche es ermöglicht über eine DSL die benötigten Optionen zu definieren und den Rest der Bibliothek zu überlassen. Dies sorgt für eine bessere Wartbarkeit der Anwendung. Darauf hin werden die entsprechenden Test-Methoden gestartet. Dabei besteht ein signifikanter Unterschied zwischen dem Original und der Neuentwicklung. Beim Original laufen die Tests sequentiell ab, zuerst wird der set-Test ausgeführt und anschließend wird der get-Test ausgeführt. Bei redis-Benchmark, wie auch bei der Neuentwicklung können die Tests selektiert werden. Dies setzt jedoch voraus, dass für einzelne Tests ein Setup durchgeführt werden muss, welches früher der vorherige Test übernommen hatte. </text:p>
      <text:h text:style-name="Heading_20_2" text:outline-level="2">Realisierung des Anwendungsfalls</text:h>
      <text:p text:style-name="P2"/>
      <text:p text:style-name="P2"><text:soft-page-break/>Der Anwendungsfall wurde als Django-Projekt umgesetzt. Dazu wurde als Beispiel ein einfacher Buch-Shop gewählt, bei dem die Benutzer die angebotenen Bücher von 0 bis 5 Sterne bewerten können <text:span text:style-name="T3">und die Anwendung daraus einen Top-Liste erstellt. Derzeit gibt es zwei Benutzergruppen, welche verschiedene Bereiche der Anwendung benutzen können. Die erste Gruppe ist die Gruppe der Administratoren, welche Zugriff auf alle Funktionen der Anwendung haben. Die Administratoren können neue Bücher anlegen, editieren oder löschen. Dies erfolgt über das von Django bereitgestellte Administrator-Bereich. Der Administrator-Bereich ist eigentlich die Admin-Anwendung. Ein Django-Anwendung ist eine spezielle Komponente, welche genau eine Aufgabe erfüllt. Eine einmal entwickelte Anwendung sollte im Ideal-Fall so konzipiert sein, dass sie in mehreren Django-Projekten zum Einsatz kommen kann. Ein Django-Projekt besteht dabei zwingen aus mindestens einer Django-Anwendung. Die Admin-Anwendung erzeugt dabei, für einmal definiert Modelle, selbständig Oberflächen um die CRUD-Methoden bereitzustellen. </text:span></text:p>
      <text:p text:style-name="P2"/>
      <text:p text:style-name="P3">Die zweite Gruppe ist die Gruppe der normalen Benutzer, welche die eigentliche Bewertung vornehmen können. Diese können aus einer Liste von registrierten Büchern ein Buch auswählen und die dazugehörige Bewertung vornehmen.</text:p>
      <text:p text:style-name="P3"/>
      <text:h text:style-name="Heading_20_3" text:outline-level="3">Anbindung der NoSql-Systeme</text:h>
      <text:p text:style-name="Standard"/>
      <text:p text:style-name="P5">Wie schon in der Design-Phase erwähnt existiert für Memcached bereits eine Django-Implementierung und auch die benötigten Client-Bibliothek. <text:span text:style-name="T4">Diese wurden einfach in die bestehende Anwendung integriert, in dem die benötigten Konfigurationseinstellungen vorgenommen wurden. Dabei wurde zusätzlich die Hilfe der Bibliothek „django-configurations“ benutzt um über einfache Optionsschalter die jeweiligen Cache-Implementierungen auszutauschen. Die Redis-Implementierung wurde nach dem gleichen Prinzip übernommen.</text:span></text:p>
      <text:p text:style-name="P5"/>
      <text:p text:style-name="P9">Da der Voldemort-Client nicht funktionierte, wurde wie schon beschrieben ein neuer REST-Client entwickelt. Der Client wird dabei mit den Rest-Endpunkten und den Node-Ids initialisiert. Danach kann der Anwender die Methoden frei benutzen. Ein Abmelden, wie bei den anderen Bibliotheken ist hierbei nicht notwendig, da alle Verbindungen über das HTTP-Protokoll laufen und nicht direkt über Sockets. Danach wurde der neue Voldemort-Cache implementiert. Dabei wurde die von Django-Cache-Implementierung für Memcached als Ausgangsbasis genommen, da von der API her Memcached und Voldemort ähnlich sind im Gegensatz zu Redis.</text:p>
      <text:p text:style-name="P4"/>
      <text:p text:style-name="P7">Bei der Anwendung sind alle Systeme gleich gut benutzbar. Je nach Anwendungsfall kann man mehr oder weniger Aktionen von Django übernehmen lassen. Der einfachste Fall ist Django die Speicherung der kompletten Anwendung zu überlassen. Etwas mehr Kontrolle bekommt man, wenn man die Seiten, welche gespeichert werden sollen selbst festlegt. <text:span text:style-name="T7">Nochmals mehr Kontrolle erlangt man, wenn man nur Teile einer Seite zwischenspeichert und die volle Kontrolle bekommt man, wenn man die Zugriffsmethoden direkt verwendet. Diese Entscheidung muss jedoch jeder Entwickler je nach Situation selber fällen.</text:span> </text:p>
      <text:p text:style-name="P4"/>
      <text:h text:style-name="Heading_20_3" text:outline-level="3">Probleme <text:span text:style-name="T5">und offene Punkte </text:span>bei der Umsetzung</text:h>
      <text:p text:style-name="Standard"/>
      <text:p text:style-name="P6">Trotz der erfolgreichen Anbindung von Voldemort an Django gibt es noch einige Probleme, bzw. offene Punkte, welche man in einem weiteren Implementierungsschritt umsetzen kann. Das erste Problem ist <text:soft-page-break/>die REST-API von Voldemort, welche auch noch nicht ganz stabil ist. Dies zeigt sich zum Beispiel im Verhalten mit den Vektor-Uhren und Versionen. <text:span text:style-name="T6">Außerdem kann es manchmal zu unkontrollierten Verhalten beim Speichern und Löschen kommen. Ein weiterer Punkt ist die Übergabe der Serverinformationen, welche sich derzeit aus URL und Node-Id für den gesamten Cluster zusammensetzt. Dies ist nicht wünschenswert, da normalerweise, der Standard Java-Client und auch der rudimentäre Python-Client mit einem Server des Clusters zufrieden sind und sich die restlichen Informationen vom Cluster holen. Die normale REST-API bietet jedoch keine Möglichkeit die Metadaten des Clusters abzufragen. Um die Metadaten des Clusters zu bekommen, muss erst der existierende Koordinator-Service gestartet werden, welcher dann auch das komplette Routing übernimmt. </text:span></text:p>
      <text:p text:style-name="P6"/>
      <text:p text:style-name="P7">Die Anwendung verfügt derzeit auch über keine Benutzerregistrierung, dies ist aber notwendig um zu verhindern, dass jemand einen Artikel mehrfach bewertet. </text:p>
      <text:p text:style-name="P7"/>
      <text:p text:style-name="P8">Derzeit ist die entwickelte Anwendung nicht wie eine typische Django-Anwendung wiederverwendbar, da die Domäne und d<text:span text:style-name="T9">as Abstimmungssystem</text:span> in einer Anwendung sind. Eine Verbesserung wäre es, wenn man das <text:span text:style-name="T10">Abstimmungssystem </text:span>unabhängig von den einzelnen Produkten <text:span text:style-name="T11">ist</text:span>. <text:span text:style-name="T8">Dazu müsste man die derzeitige Abhängigkeit in der Tabelle zu den Produkten aufheben und die Information, für welches Produkt abgestimmt wurde, redundant mit speicher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22:37:42.435314591</meta:creation-date>
    <meta:generator>LibreOffice/5.4.0.3$Linux_X86_64 LibreOffice_project/40m0$Build-3</meta:generator>
    <dc:date>2017-08-30T15:47:39.976626020</dc:date>
    <meta:editing-duration>PT12H56M36S</meta:editing-duration>
    <meta:editing-cycles>56</meta:editing-cycles>
    <meta:document-statistic meta:table-count="0" meta:image-count="0" meta:object-count="0" meta:page-count="3" meta:paragraph-count="19" meta:word-count="1024" meta:character-count="7646" meta:non-whitespace-character-count="6632"/>
  </office:meta>
</office:document-meta>
</file>